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fo:color="#ffffff" fo:font-size="10pt" style:font-size-asian="10pt" style:font-size-complex="10pt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color="#ffffff"/>
    </style:style>
    <style:style style:name="ce4" style:family="table-cell" style:parent-style-name="Default">
      <style:table-cell-properties fo:background-color="#999999"/>
      <style:text-properties fo:color="#ffffff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0">
      <style:table-cell-properties fo:background-color="#cccccc" style:text-align-source="fix" style:repeat-content="false" style:vertical-align="middle"/>
      <style:paragraph-properties fo:text-align="center"/>
      <style:text-properties fo:color="#ffffff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Tabela de cálculo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Resultados</text:p>
          </table:table-cell>
          <table:table-cell table:style-name="ce2" office:value-type="string" calcext:value-type="string">
            <text:p>1/x</text:p>
          </table:table-cell>
          <table:table-cell table:style-name="ce2" office:value-type="string" calcext:value-type="string">
            <text:p>Log(1/x,2)</text:p>
          </table:table-cell>
          <table:table-cell table:style-name="ce2" office:value-type="string" calcext:value-type="string">
            <text:p>Log * peso</text:p>
          </table:table-cell>
          <table:table-cell table:style-name="ce2" office:value-type="string" calcext:value-type="string">
            <text:p>Pesos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1/[.B6]" office:value-type="float" office:value="0.024390243902439" calcext:value-type="float">
            <text:p>0.0243902439</text:p>
          </table:table-cell>
          <table:table-cell table:formula="of:=LOG([.C6];2)" office:value-type="float" office:value="-5.35755200461808" calcext:value-type="float">
            <text:p>-5.3575520046</text:p>
          </table:table-cell>
          <table:table-cell table:formula="of:=[.D6]*[.F6]" office:value-type="float" office:value="-5.35755200461808" calcext:value-type="float">
            <text:p>-5.3575520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.19" calcext:value-type="float">
            <text:p>6.19</text:p>
          </table:table-cell>
          <table:table-cell table:formula="of:=1/[.B7]" office:value-type="float" office:value="0.161550888529887" calcext:value-type="float">
            <text:p>0.1615508885</text:p>
          </table:table-cell>
          <table:table-cell table:formula="of:=LOG([.C7];2)" office:value-type="float" office:value="-2.62993940943954" calcext:value-type="float">
            <text:p>-2.6299394094</text:p>
          </table:table-cell>
          <table:table-cell table:formula="of:=[.D7]*[.F7]" office:value-type="float" office:value="-2.62993940943954" calcext:value-type="float">
            <text:p>-2.6299394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834" calcext:value-type="float">
            <text:p>67834</text:p>
          </table:table-cell>
          <table:table-cell table:formula="of:=1/[.B8]" office:value-type="float" office:value="0.0000147418698587729" calcext:value-type="float">
            <text:p>1.47418698587729E-005</text:p>
          </table:table-cell>
          <table:table-cell table:formula="of:=LOG([.C8];2)" office:value-type="float" office:value="-16.0497209469585" calcext:value-type="float">
            <text:p>-16.049720947</text:p>
          </table:table-cell>
          <table:table-cell table:formula="of:=[.D8]*[.F8]" office:value-type="float" office:value="-32.0994418939171" calcext:value-type="float">
            <text:p>-32.0994418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formula="of:=1/[.B9]" office:value-type="float" office:value="0.00164744645799012" calcext:value-type="float">
            <text:p>0.0016474465</text:p>
          </table:table-cell>
          <table:table-cell table:formula="of:=LOG([.C9];2)" office:value-type="float" office:value="-9.24555270625568" calcext:value-type="float">
            <text:p>-9.2455527063</text:p>
          </table:table-cell>
          <table:table-cell table:formula="of:=[.D9]*[.F9]" office:value-type="float" office:value="-9.24555270625568" calcext:value-type="float">
            <text:p>-9.2455527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8.68015" calcext:value-type="float">
            <text:p>248.68015</text:p>
          </table:table-cell>
          <table:table-cell table:formula="of:=1/[.B10]" office:value-type="float" office:value="0.00402122967997245" calcext:value-type="float">
            <text:p>0.0040212297</text:p>
          </table:table-cell>
          <table:table-cell table:formula="of:=LOG([.C10];2)" office:value-type="float" office:value="-7.9581475439742" calcext:value-type="float">
            <text:p>-7.958147544</text:p>
          </table:table-cell>
          <table:table-cell table:formula="of:=[.D10]*[.F10]" office:value-type="float" office:value="-23.8744426319226" calcext:value-type="float">
            <text:p>-23.87444263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onstante</text:p>
          </table:table-cell>
          <table:covered-table-cell table:number-columns-repeated="2" table:style-name="ce4"/>
          <table:table-cell table:style-name="ce5" office:value-type="float" office:value="81.2" calcext:value-type="float" table:number-columns-spanned="2" table:number-rows-spanned="1">
            <text:p>81.2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oma</text:p>
          </table:table-cell>
          <table:covered-table-cell table:number-columns-repeated="2" table:style-name="ce4"/>
          <table:table-cell table:formula="of:=SUM([.E6:.E11])" office:value-type="float" office:value="7.993071353847" calcext:value-type="float">
            <text:p>7.9930713538</text:p>
          </table:table-cell>
          <table:table-cell table:formula="of:=SUM([.F6:.F10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oma / Pesos</text:p>
          </table:table-cell>
          <table:covered-table-cell table:number-columns-repeated="2" table:style-name="ce4"/>
          <table:table-cell table:style-name="ce6" table:formula="of:=[.E12]/[.F12]" office:value-type="float" office:value="0.999133919230875" calcext:value-type="float" table:number-columns-spanned="2" table:number-rows-spanned="1">
            <text:p>1.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5-03-26T00:12:28.476450272</meta:creation-date>
    <dc:date>2015-03-26T00:26:30.631451811</dc:date>
    <dc:creator>Lucas </dc:creator>
    <meta:editing-duration>PT2M</meta:editing-duration>
    <meta:editing-cycles>2</meta:editing-cycles>
    <meta:generator>LibreOffice/4.2.7.2$Linux_X86_64 LibreOffice_project/420m0$Build-2</meta:generator>
    <meta:document-statistic meta:table-count="1" meta:cell-count="38" meta:object-count="0"/>
  </office:meta>
</office:document-meta>
</file>